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?xml version="1.0" encoding="UTF-8"?&gt;</text:p>
      <text:p text:style-name="Standard">&lt;inventario&gt;</text:p>
      <text:p text:style-name="Standard"><text:s text:c="2"/>&lt;producto codigo="AAA-111"&gt;</text:p>
      <text:p text:style-name="Standard"><text:s text:c="4"/>&lt;nombre&gt;Teclado&lt;/nombre&gt;</text:p>
      <text:p text:style-name="Standard"><text:s text:c="4"/>&lt;peso unidad="g"&gt;480&lt;/peso&gt;</text:p>
      <text:p text:style-name="Standard"><text:s text:c="2"/>&lt;/producto&gt;</text:p>
      <text:p text:style-name="Standard"><text:s text:c="2"/>&lt;producto codigo="ACD-981"&gt;</text:p>
      <text:p text:style-name="Standard"><text:s text:c="4"/>&lt;nombre&gt;Monitor&lt;/nombre&gt;</text:p>
      <text:p text:style-name="Standard"><text:s text:c="4"/>&lt;peso unidad="kg"&gt;1.8&lt;/peso&gt;</text:p>
      <text:p text:style-name="Standard"><text:s text:c="2"/>&lt;/producto&gt;</text:p>
      <text:p text:style-name="Standard"><text:s text:c="2"/>&lt;producto codigo="DEZ-138"&gt;</text:p>
      <text:p text:style-name="Standard"><text:s text:c="4"/>&lt;nombre&gt;Raton&lt;/nombre&gt;</text:p>
      <text:p text:style-name="Standard"><text:s text:c="4"/>&lt;peso unidad="g"&gt;50&lt;/peso&gt;</text:p>
      <text:p text:style-name="Standard"><text:s text:c="2"/>&lt;/producto&gt;</text:p>
      <text:p text:style-name="Standard">&lt;/inventario&gt;</text:p>
      <text:p text:style-name="Standard"/>
      <text:p text:style-name="Standard"/>
      <text:p text:style-name="Standard"/>
      <text:p text:style-name="P1">1. Extraer todos los elementos &lt;peso&gt; (etiqueta incluida).</text:p>
      <text:p text:style-name="Standard"/>
      <text:p text:style-name="Standard">/inventario/producto/peso</text:p>
      <text:p text:style-name="Standard">//peso</text:p>
      <text:p text:style-name="Standard"/>
      <text:p text:style-name="P1">2. Extraer las cantidades de todos los elementos &lt;peso&gt; (sin la etiqueta &lt;peso&gt;).</text:p>
      <text:p text:style-name="Standard"/>
      <text:p text:style-name="Standard">/inventario/producto/peso/text()</text:p>
      <text:p text:style-name="Standard">//peso/text()</text:p>
      <text:p text:style-name="Standard"/>
      <text:p text:style-name="P1">3. Extraer el peso del último elemento.</text:p>
      <text:p text:style-name="Standard"/>
      <text:p text:style-name="Standard">/inventario/producto[last()]/peso/text()</text:p>
      <text:p text:style-name="Standard"/>
      <text:p text:style-name="P1">4. Extraer las distintas unidades en las que se han almacenado los pesos.</text:p>
      <text:p text:style-name="Standard"/>
      <text:p text:style-name="Standard">distinct-values(/inventario/producto/peso/@unidad/string())</text:p>
      <text:p text:style-name="Standard"/>
      <text:p text:style-name="P1">5. Extraer el penúltimo codigo.</text:p>
      <text:p text:style-name="Standard"/>
      <text:p text:style-name="Standard">/inventario/producto[last()-1]/@codigo/string()</text:p>
      <text:p text:style-name="Standard"/>
      <text:p text:style-name="P1">6. Extraer el peso del elemento cuyo codigo sea AAA-111.</text:p>
      <text:p text:style-name="Standard"/>
      <text:p text:style-name="Standard">/inventario/producto[@codigo="AAA-111"]/peso/text()</text:p>
      <text:p text:style-name="Standard"/>
      <text:p text:style-name="P1">7. Extraer el nombre de los productos que hayan puesto el peso en gramos.</text:p>
      <text:p text:style-name="Standard"/>
      <text:p text:style-name="Standard">/inventario/producto[peso/@unidad="g"]/nombre/text()</text:p>
      <text:p text:style-name="Standard">/inventario/producto[peso[@unidad="g"]]/nombre/text()</text:p>
      <text:p text:style-name="Standard"/>
      <text:p text:style-name="P1">8. Extraer el codigo de los productos cuyo nombre sea Monitor.</text:p>
      <text:p text:style-name="Standard"/>
      <text:p text:style-name="Standard">/inventario/producto[nombre/text()="Monitor"]/@codigo/string()</text:p>
      <text:p text:style-name="Standard"><text:soft-page-break/>/inventario/producto[nombre="Monitor"]/@codigo/string()</text:p>
      <text:p text:style-name="Standard"/>
      <text:p text:style-name="P1">9. Extraer el código de los productos que pesen más de un cuarto de kilo.</text:p>
      <text:p text:style-name="Standard"/>
      <text:p text:style-name="Standard">/inventario/producto[ (peso/@unidad="g" and peso&gt;250) or (peso/@unidad="kg" and peso&gt;0.25) ]/@codig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0T09:11:22.652000000</meta:creation-date>
    <dc:date>2024-01-30T09:12:56.241000000</dc:date>
    <meta:editing-duration>PT1M33S</meta:editing-duration>
    <meta:editing-cycles>1</meta:editing-cycles>
    <meta:document-statistic meta:table-count="0" meta:image-count="0" meta:object-count="0" meta:page-count="2" meta:paragraph-count="37" meta:word-count="140" meta:character-count="1505" meta:non-whitespace-character-count="1366"/>
    <meta:generator>LibreOffice/7.4.6.2$Windows_X86_64 LibreOffice_project/5b1f5509c2decdade7fda905e3e1429a67acd63d</meta:generator>
  </office:meta>
</office:document-meta>
</file>